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Web" svg:font-family="LatoWeb, 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93f" officeooo:paragraph-rsid="0006593f"/>
    </style:style>
    <style:style style:name="P2" style:family="paragraph" style:parent-style-name="Standard">
      <style:text-properties officeooo:rsid="0015d20b" officeooo:paragraph-rsid="0015d20b"/>
    </style:style>
    <style:style style:name="P3" style:family="paragraph" style:parent-style-name="Standard">
      <style:text-properties officeooo:rsid="0006593f" officeooo:paragraph-rsid="0006593f"/>
    </style:style>
    <style:style style:name="P4" style:family="paragraph" style:parent-style-name="Standard">
      <style:paragraph-properties style:writing-mode="lr-tb"/>
      <style:text-properties officeooo:rsid="0006593f" officeooo:paragraph-rsid="0006593f"/>
    </style:style>
    <style:style style:name="P5" style:family="paragraph" style:parent-style-name="Standard">
      <style:paragraph-properties style:writing-mode="lr-tb"/>
      <style:text-properties officeooo:rsid="0006593f" officeooo:paragraph-rsid="00322cca"/>
    </style:style>
    <style:style style:name="P6" style:family="paragraph" style:parent-style-name="Standard">
      <style:paragraph-properties style:writing-mode="lr-tb"/>
      <style:text-properties officeooo:rsid="00322cca" officeooo:paragraph-rsid="00322cca"/>
    </style:style>
    <style:style style:name="P7" style:family="paragraph" style:parent-style-name="Standard">
      <style:text-properties officeooo:rsid="00322cca" officeooo:paragraph-rsid="00322cca"/>
    </style:style>
    <style:style style:name="P8" style:family="paragraph" style:parent-style-name="Standard">
      <style:text-properties fo:font-variant="normal" fo:text-transform="none" fo:color="#2d3b45" loext:opacity="100%" style:font-name="LatoWeb" fo:font-size="9.60000038146973pt" fo:letter-spacing="normal" fo:font-style="normal" fo:font-weight="normal" officeooo:rsid="0006593f" officeooo:paragraph-rsid="00322cca"/>
    </style:style>
    <style:style style:name="P9" style:family="paragraph" style:parent-style-name="Standard">
      <style:paragraph-properties style:writing-mode="lr-tb"/>
      <style:text-properties officeooo:paragraph-rsid="00322cca"/>
    </style:style>
    <style:style style:name="P10" style:family="paragraph" style:parent-style-name="Standard">
      <style:paragraph-properties style:writing-mode="lr-tb"/>
      <style:text-properties officeooo:paragraph-rsid="00339519"/>
    </style:style>
    <style:style style:name="P11" style:family="paragraph" style:parent-style-name="Standard">
      <style:paragraph-properties style:writing-mode="lr-tb"/>
      <style:text-properties officeooo:rsid="00339519" officeooo:paragraph-rsid="00339519"/>
    </style:style>
    <style:style style:name="P12" style:family="paragraph" style:parent-style-name="Standard">
      <style:paragraph-properties style:writing-mode="lr-tb"/>
      <style:text-properties officeooo:rsid="0034f982" officeooo:paragraph-rsid="0034f982"/>
    </style:style>
    <style:style style:name="P13" style:family="paragraph" style:parent-style-name="Standard">
      <style:paragraph-properties style:writing-mode="lr-tb"/>
      <style:text-properties officeooo:paragraph-rsid="0034f982"/>
    </style:style>
    <style:style style:name="P14" style:family="paragraph" style:parent-style-name="Standard">
      <style:paragraph-properties style:writing-mode="lr-tb"/>
      <style:text-properties officeooo:rsid="003676a7" officeooo:paragraph-rsid="003676a7"/>
    </style:style>
    <style:style style:name="P15" style:family="paragraph" style:parent-style-name="Standard">
      <style:paragraph-properties style:writing-mode="lr-tb"/>
      <style:text-properties officeooo:paragraph-rsid="003676a7"/>
    </style:style>
    <style:style style:name="T1" style:family="text">
      <style:text-properties officeooo:rsid="003099d2"/>
    </style:style>
    <style:style style:name="T2" style:family="text">
      <style:text-properties officeooo:rsid="00322cca"/>
    </style:style>
    <style:style style:name="T3" style:family="text">
      <style:text-properties officeooo:rsid="0006593f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339519"/>
    </style:style>
    <style:style style:name="T6" style:family="text">
      <style:text-properties fo:font-variant="normal" fo:text-transform="none" fo:letter-spacing="normal" fo:font-style="normal" fo:font-weight="normal" officeooo:rsid="003676a7"/>
    </style:style>
    <style:style style:name="T7" style:family="text">
      <style:text-properties officeooo:rsid="00339519"/>
    </style:style>
    <style:style style:name="T8" style:family="text">
      <style:text-properties officeooo:rsid="0034f982"/>
    </style:style>
    <style:style style:name="T9" style:family="text">
      <style:text-properties officeooo:rsid="0035aa89"/>
    </style:style>
    <style:style style:name="T10" style:family="text">
      <style:text-properties officeooo:rsid="003676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ALUNO: Victor Teixeira Silva RA: 00342509</text:p>
      <text:p text:style-name="P2"/>
      <text:p text:style-name="P2">BANCO DE DADOS</text:p>
      <text:p text:style-name="P2"/>
      <text:p text:style-name="P2">TRABALHO <text:span text:style-name="T1">2</text:span></text:p>
      <text:p text:style-name="P1"/>
      <text:p text:style-name="P7">SOLUÇÃO:</text:p>
      <text:p text:style-name="P8"/>
      <text:p text:style-name="P6">1) Ordenação de dados crescente:</text:p>
      <text:p text:style-name="P5"/>
      <text:p text:style-name="P5"><text:tab/><text:span text:style-name="T2">select</text:span></text:p>
      <text:p text:style-name="P5"><text:tab/> <text:s text:c="2"/><text:span text:style-name="T2">nome,</text:span></text:p>
      <text:p text:style-name="P5"><text:tab/> <text:s text:c="2"/><text:span text:style-name="T2">salario,</text:span></text:p>
      <text:p text:style-name="P5"><text:tab/> <text:s text:c="2"/><text:span text:style-name="T2">matricula</text:span></text:p>
      <text:p text:style-name="P5"><text:tab/><text:span text:style-name="T2">from funcionarios</text:span></text:p>
      <text:p text:style-name="P5"><text:tab/><text:span text:style-name="T2">order by nome asc</text:span><text:tab/></text:p>
      <text:p text:style-name="P9"><text:span text:style-name="T3"><text:tab/></text:span></text:p>
      <text:p text:style-name="P9"><text:span text:style-name="T2">2) Ordenação de dados decrescente:</text:span></text:p>
      <text:p text:style-name="P4"/>
      <text:p text:style-name="P4"><text:tab/><text:span text:style-name="T8">select</text:span></text:p>
      <text:p text:style-name="P4"><text:tab/> <text:s text:c="2"/><text:span text:style-name="T8">nome,</text:span></text:p>
      <text:p text:style-name="P4"><text:tab/> <text:s text:c="2"/><text:span text:style-name="T8">salario,</text:span></text:p>
      <text:p text:style-name="P4"><text:tab/> <text:s text:c="2"/><text:span text:style-name="T8">matricula</text:span></text:p>
      <text:p text:style-name="P4"><text:tab/><text:span text:style-name="T8">from funcionarios</text:span></text:p>
      <text:p text:style-name="P4"><text:tab/><text:span text:style-name="T8">order by nome desc</text:span></text:p>
      <text:p text:style-name="P4"><text:span text:style-name="T4"/></text:p>
      <text:p text:style-name="P10"><text:span text:style-name="T2">3</text:span><text:span text:style-name="T7">) Filtro where utilizando valor como condição do where:</text:span></text:p>
      <text:p text:style-name="P10"/>
      <text:p text:style-name="P12"><text:tab/>select</text:p>
      <text:p text:style-name="P12"><text:tab/> <text:s text:c="2"/>nome,</text:p>
      <text:p text:style-name="P12"><text:tab/> <text:s text:c="2"/>email,</text:p>
      <text:p text:style-name="P12"><text:tab/> <text:s text:c="2"/>salario</text:p>
      <text:p text:style-name="P12"><text:tab/>from funcionarios</text:p>
      <text:p text:style-name="P13"><text:span text:style-name="T8"><text:tab/>where nome=</text:span><text:span text:style-name="T5">'Ana Lemos'</text:span></text:p>
      <text:p text:style-name="P13"><text:span text:style-name="T5"/></text:p>
      <text:p text:style-name="P10"><text:span text:style-name="T7">4) Filtro where utilizando data como condição do where:</text:span></text:p>
      <text:p text:style-name="P10"/>
      <text:p text:style-name="P10"><text:tab/><text:span text:style-name="T10">select</text:span></text:p>
      <text:p text:style-name="P10"><text:tab/> <text:s text:c="2"/><text:span text:style-name="T10">nome,</text:span></text:p>
      <text:p text:style-name="P10"><text:tab/> <text:s text:c="2"/><text:span text:style-name="T10">dtnasc</text:span></text:p>
      <text:p text:style-name="P10"><text:tab/><text:span text:style-name="T10">from funcionarios</text:span></text:p>
      <text:p text:style-name="P15"><text:tab/><text:span text:style-name="T10">where dtnasc=</text:span><text:span text:style-name="T5">'</text:span><text:span text:style-name="T6">01/03/2006</text:span><text:span text:style-name="T5">'</text:span></text:p>
      <text:p text:style-name="P10"/>
      <text:p text:style-name="P11">5) Filtro where utilizando <text:span text:style-name="T8">um intervalo de valores podendo usar o between o</text:span><text:span text:style-name="T9">u </text:span><text:span text:style-name="T8">os operadores (maior, menor)</text:span>:</text:p>
      <text:p text:style-name="P11"/>
      <text:p text:style-name="P14"><text:tab/>select</text:p>
      <text:p text:style-name="P14"><text:tab/> <text:s text:c="2"/>nome,</text:p>
      <text:p text:style-name="P14"><text:tab/> <text:s text:c="2"/>to_char(dtnasc, <text:span text:style-name="T5">'yyyy'</text:span><text:span text:style-name="T4">)</text:span></text:p>
      <text:p text:style-name="P14"><text:span text:style-name="T4"><text:tab/>from funcionarios</text:span></text:p>
      <text:p text:style-name="P14"><text:soft-page-break/><text:span text:style-name="T4"><text:tab/>where rownum &lt; 4</text:span></text:p>
      <text:p text:style-name="P14"><text:span text:style-name="T4"><text:tab/>order by dtnasc des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Web" svg:font-family="LatoWeb, 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4:00:49.267168938</meta:creation-date>
    <dc:date>2022-09-27T19:40:39.396650267</dc:date>
    <meta:editing-duration>PT8H56M55S</meta:editing-duration>
    <meta:editing-cycles>25</meta:editing-cycles>
    <meta:generator>LibreOffice/7.3.6.2$Linux_X86_64 LibreOffice_project/30$Build-2</meta:generator>
    <meta:document-statistic meta:table-count="0" meta:image-count="0" meta:object-count="0" meta:page-count="2" meta:paragraph-count="39" meta:word-count="107" meta:character-count="760" meta:non-whitespace-character-count="621"/>
  </office:meta>
</office:document-meta>
</file>